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00000000A0000000ADDA84F49.gif" manifest:media-type="image/gif"/>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ohit Hindi" svg:font-family="'Lohit Hindi'" style:font-pitch="variable"/>
    <style:font-face style:name="WenQuanYi Zen Hei1"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ccffff" draw:secondary-fill-color="#cfe7f5" draw:textarea-horizontal-align="justify" draw:textarea-vertical-align="middle" draw:auto-grow-height="false" draw:shadow="hidden"/>
    </style:style>
    <style:style style:name="gr2" style:family="graphic" style:parent-style-name="standard">
      <style:graphic-properties draw:stroke="none" draw:fill="solid" draw:fill-color="#ccffff"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NA-title">
      <style:graphic-properties draw:auto-grow-height="true" fo:min-height="3.467cm"/>
    </style:style>
    <style:style style:name="pr2" style:family="presentation" style:parent-style-name="DNA-subtitle">
      <style:graphic-properties draw:stroke="none" draw:fill="solid" draw:fill-color="#000000" draw:textarea-horizontal-align="center" draw:textarea-vertical-align="middle" draw:auto-grow-height="true" fo:min-height="12.18cm" draw:shadow="hidden"/>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11.929cm"/>
    </style:style>
    <style:style style:name="pr5" style:family="presentation" style:parent-style-name="DNA-title">
      <style:graphic-properties draw:fill="solid" draw:fill-color="#cfe7f5" draw:auto-grow-height="true" fo:min-height="3.467cm"/>
    </style:style>
    <style:style style:name="pr6" style:family="presentation" style:parent-style-name="DNA-notes">
      <style:graphic-properties draw:fill-color="#ffffff" fo:min-height="14cm"/>
    </style:style>
    <style:style style:name="pr7" style:family="presentation" style:parent-style-name="DNA-outline1" style:list-style-name="L4">
      <style:graphic-properties fo:min-height="5.559cm"/>
    </style:style>
    <style:style style:name="pr8" style:family="presentation" style:parent-style-name="DNA-subtitle">
      <style:graphic-properties draw:fill-color="#ffffff" fo:min-height="16.075cm"/>
    </style:style>
    <style:style style:name="pr9" style:family="presentation" style:parent-style-name="DNA-title">
      <style:graphic-properties fo:min-height="3.467cm"/>
    </style:style>
    <style:style style:name="pr10" style:family="presentation" style:parent-style-name="DNA-outline1">
      <style:graphic-properties draw:fill="solid" draw:fill-color="#83caff" fo:min-height="5.559cm"/>
    </style:style>
    <style:style style:name="pr11" style:family="presentation" style:parent-style-name="DNA-outline1">
      <style:graphic-properties draw:fill="solid" draw:fill-color="#198a8a" fo:min-height="5.559cm"/>
    </style:style>
    <style:style style:name="pr12" style:family="presentation" style:parent-style-name="DNA-outline1">
      <style:graphic-properties draw:fill="solid" draw:fill-color="#ccffff" fo:min-height="5.559cm"/>
    </style:style>
    <style:style style:name="pr13" style:family="presentation" style:parent-style-name="DNA-title">
      <style:graphic-properties draw:fill="solid" draw:fill-color="#008080" draw:auto-grow-height="true" fo:min-height="3.467cm"/>
    </style:style>
    <style:style style:name="pr14" style:family="presentation" style:parent-style-name="DNA-outline1" style:list-style-name="L6">
      <style:graphic-properties draw:fill="solid" draw:fill-color="#008080" fo:min-height="11.929cm"/>
    </style:style>
    <style:style style:name="pr15" style:family="presentation" style:parent-style-name="DNA-title">
      <style:graphic-properties draw:fill="solid" draw:fill-color="#2323dc" draw:gradient-step-count="218" fo:min-height="3.467cm"/>
    </style:style>
    <style:style style:name="pr16" style:family="presentation" style:parent-style-name="DNA-outline1">
      <style:graphic-properties draw:fill="gradient" draw:fill-gradient-name="Ellipsoid_20_blue_20_grey_2f_light_20_blue" draw:gradient-step-count="40" fo:min-height="11.929cm"/>
    </style:style>
    <style:style style:name="pr17" style:family="presentation" style:parent-style-name="DNA-subtitle">
      <style:graphic-properties draw:fill-color="#ffffff" fo:min-height="12.179cm"/>
    </style:style>
    <style:style style:name="pr18" style:family="presentation" style:parent-style-name="DNA-outline1">
      <style:graphic-properties draw:textarea-horizontal-align="center" draw:fit-to-size="false" fo:min-height="11.929cm"/>
    </style:style>
    <style:style style:name="P1" style:family="paragraph">
      <style:paragraph-properties fo:text-align="center"/>
    </style:style>
    <style:style style:name="P2" style:family="paragraph">
      <style:paragraph-properties fo:text-align="justify"/>
    </style:style>
    <style:style style:name="P3" style:family="paragraph">
      <style:text-properties fo:font-size="26pt" style:font-size-asian="26pt" style:font-size-complex="26pt"/>
    </style:style>
    <style:style style:name="P4" style:family="paragraph">
      <style:text-properties fo:font-size="29.3999996185303pt"/>
    </style:style>
    <style:style style:name="P5" style:family="paragraph">
      <style:paragraph-properties fo:text-align="center"/>
      <style:text-properties fo:color="#c0c0c0" fo:font-size="60pt" fo:font-weight="bold" style:font-size-asian="60pt" style:font-weight-asian="bold" style:font-size-complex="60pt" style:font-weight-complex="bold"/>
    </style:style>
    <style:style style:name="P6" style:family="paragraph">
      <style:paragraph-properties fo:text-align="justify"/>
      <style:text-properties fo:font-size="20pt" fo:font-weight="bold" style:font-size-asian="20pt" style:font-weight-asian="bold" style:font-size-complex="20pt" style:font-weight-complex="bold"/>
    </style:style>
    <style:style style:name="P7" style:family="paragraph">
      <style:paragraph-properties fo:text-align="justify"/>
      <style:text-properties fo:font-size="18pt" fo:font-weight="bold" style:font-size-asian="18pt" style:font-weight-asian="bold" style:font-size-complex="18pt" style:font-weight-complex="bold"/>
    </style:style>
    <style:style style:name="P8" style:family="paragraph">
      <style:paragraph-properties fo:text-align="start"/>
      <style:text-properties fo:font-size="18pt" fo:font-weight="bold" style:font-size-asian="18pt" style:font-weight-asian="bold" style:font-size-complex="18pt" style:font-weight-complex="bold"/>
    </style:style>
    <style:style style:name="P9" style:family="paragraph">
      <style:text-properties fo:color="#ffffff"/>
    </style:style>
    <style:style style:name="P10" style:family="paragraph">
      <style:text-properties fo:font-weight="bold" style:font-weight-asian="bold" style:font-weight-complex="bold"/>
    </style:style>
    <style:style style:name="P11" style:family="paragraph">
      <style:paragraph-properties fo:margin-top="0cm" fo:margin-bottom="0.498cm"/>
      <style:text-properties fo:color="#0084d1" style:font-name="Liberation Sans1" fo:font-size="32pt" fo:font-weight="bold" style:letter-kerning="true" style:font-name-asian="Droid Sans Fallback" style:font-size-asian="32pt" style:font-weight-asian="bold" style:font-name-complex="Lohit Hindi2" style:font-size-complex="32pt" style:font-weight-complex="bold"/>
    </style:style>
    <style:style style:name="P12" style:family="paragraph">
      <style:paragraph-properties fo:margin-top="0cm" fo:margin-bottom="0.498cm" fo:text-align="justify"/>
      <style:text-properties fo:color="#0084d1" style:font-name="Liberation Sans1" fo:font-size="32pt" fo:font-weight="bold" style:letter-kerning="true" style:font-name-asian="Droid Sans Fallback" style:font-size-asian="32pt" style:font-weight-asian="bold" style:font-name-complex="Lohit Hindi2" style:font-size-complex="32pt" style:font-weight-complex="bold"/>
    </style:style>
    <style:style style:name="T1" style:family="text">
      <style:text-properties fo:color="#ff0000" fo:text-shadow="1pt 1pt"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f0000"/>
    </style:style>
    <style:style style:name="T4" style:family="text">
      <style:text-properties fo:color="#0099ff" fo:font-weight="bold" style:font-weight-asian="bold" style:font-weight-complex="bold"/>
    </style:style>
    <style:style style:name="T5" style:family="text">
      <style:text-properties style:use-window-font-color="true" style:text-outline="false" style:text-line-through-style="none" style:font-name="Liberation Sans" fo:font-size="26pt" fo:font-style="normal" fo:text-shadow="none" style:text-underline-style="none" fo:font-weight="normal" style:letter-kerning="true" style:font-name-asian="WenQuanYi Zen Hei" style:font-size-asian="26pt" style:font-style-asian="normal" style:font-weight-asian="normal" style:font-name-complex="Lohit Hindi2" style:font-size-complex="26pt" style:font-style-complex="normal" style:font-weight-complex="normal" style:text-emphasize="none" style:font-relief="none" style:text-overline-style="none" style:text-overline-color="font-color"/>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8pt" fo:font-weight="bold" style:font-size-asian="18pt" style:font-weight-asian="bold" style:font-size-complex="18pt" style:font-weight-complex="bold"/>
    </style:style>
    <style:style style:name="T8" style:family="text">
      <style:text-properties style:use-window-font-color="true" style:text-outline="false" style:text-line-through-style="none" style:font-name="Liberation Sans" fo:font-size="16pt" fo:font-style="normal" fo:text-shadow="none" style:text-underline-style="none" fo:font-weight="normal" style:letter-kerning="true" style:font-name-asian="WenQuanYi Zen Hei"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T9" style:family="text">
      <style:text-properties fo:color="#ffffff"/>
    </style:style>
    <style:style style:name="T10" style:family="text">
      <style:text-properties fo:text-shadow="1pt 1pt"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0084d1" fo:font-size="30pt" fo:font-weight="bold" style:font-size-asian="30pt" style:font-weight-asian="bold" style:font-size-complex="30pt" style:font-weight-complex="bold"/>
    </style:style>
    <style:style style:name="T13" style:family="text">
      <style:text-properties fo:font-size="16pt" style:font-size-asian="16pt" style:font-size-complex="16pt"/>
    </style:style>
    <style:style style:name="T14" style:family="text">
      <style:text-properties fo:font-size="30pt" style:font-size-asian="30pt" style:font-size-complex="30pt"/>
    </style:style>
    <style:style style:name="T15" style:family="text">
      <style:text-properties fo:color="#000000" fo:font-size="16pt" fo:font-weight="normal" style:font-size-asian="16pt" style:font-weight-asian="normal" style:font-size-complex="16pt" style:font-weight-complex="normal"/>
    </style:style>
    <style:style style:name="T16" style:family="text">
      <style:text-properties fo:color="#94bd5e" fo:font-size="16pt" fo:font-weight="bold" style:font-size-asian="16pt" style:font-weight-asian="bold" style:font-size-complex="16pt" style:font-weight-complex="bold"/>
    </style:style>
    <style:style style:name="T17" style:family="text">
      <style:text-properties fo:color="#94bd5e"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fo:color="#050505" fo:font-size="100%"/>
      </text:list-level-style-number>
      <text:list-level-style-number text:level="2" style:num-prefix="(" style:num-suffix=")" style:num-format="1">
        <style:list-level-properties text:space-before="1.5cm" text:min-label-width="0.9cm"/>
        <style:text-properties fo:color="#050505" fo:font-size="100%"/>
      </text:list-level-style-number>
      <text:list-level-style-number text:level="3" style:num-prefix="(" style:num-suffix=")" style:num-format="1">
        <style:list-level-properties text:space-before="2.8cm" text:min-label-width="0.8cm"/>
        <style:text-properties fo:color="#050505" fo:font-size="100%"/>
      </text:list-level-style-number>
      <text:list-level-style-number text:level="4" style:num-prefix="(" style:num-suffix=")" style:num-format="1">
        <style:list-level-properties text:space-before="4.2cm" text:min-label-width="0.6cm"/>
        <style:text-properties fo:color="#050505" fo:font-size="100%"/>
      </text:list-level-style-number>
      <text:list-level-style-number text:level="5" style:num-prefix="(" style:num-suffix=")" style:num-format="1">
        <style:list-level-properties text:space-before="5.4cm" text:min-label-width="0.6cm"/>
        <style:text-properties fo:color="#050505" fo:font-size="100%"/>
      </text:list-level-style-number>
      <text:list-level-style-number text:level="6" style:num-prefix="(" style:num-suffix=")" style:num-format="1">
        <style:list-level-properties text:space-before="6.6cm" text:min-label-width="0.6cm"/>
        <style:text-properties fo:color="#050505" fo:font-size="100%"/>
      </text:list-level-style-number>
      <text:list-level-style-number text:level="7" style:num-prefix="(" style:num-suffix=")" style:num-format="1">
        <style:list-level-properties text:space-before="7.8cm" text:min-label-width="0.6cm"/>
        <style:text-properties fo:color="#050505" fo:font-size="100%"/>
      </text:list-level-style-number>
      <text:list-level-style-number text:level="8" style:num-prefix="(" style:num-suffix=")" style:num-format="1">
        <style:list-level-properties text:space-before="9cm" text:min-label-width="0.6cm"/>
        <style:text-properties fo:color="#050505" fo:font-size="100%"/>
      </text:list-level-style-number>
      <text:list-level-style-number text:level="9" style:num-prefix="(" style:num-suffix=")" style:num-format="1">
        <style:list-level-properties text:space-before="10.2cm" text:min-label-width="0.6cm"/>
        <style:text-properties fo:color="#050505" fo:font-size="100%"/>
      </text:list-level-style-number>
      <text:list-level-style-number text:level="10" style:num-prefix="(" style:num-suffix=")" style:num-format="1">
        <style:list-level-properties text:space-before="11.4cm" text:min-label-width="0.6cm"/>
        <style:text-properties fo:color="#050505" fo:font-size="100%"/>
      </text:list-level-style-number>
    </text:list-style>
    <text:list-style style:name="L5">
      <text:list-level-style-bullet text:level="1" text:bullet-char="●">
        <style:list-level-properties text:space-before="0.3cm" text:min-label-width="0.9cm"/>
        <style:text-properties fo:font-family="StarSymbol" style:font-charset="x-symbol" fo:color="#050505" fo:font-size="45%"/>
      </text:list-level-style-bullet>
      <text:list-level-style-bullet text:level="2" text:bullet-char="●">
        <style:list-level-properties text:space-before="1.5cm" text:min-label-width="0.9cm"/>
        <style:text-properties fo:font-family="StarSymbol" style:font-charset="x-symbol" fo:color="#050505" fo:font-size="45%"/>
      </text:list-level-style-bullet>
      <text:list-level-style-bullet text:level="3" text:bullet-char="●">
        <style:list-level-properties text:space-before="2.8cm" text:min-label-width="0.8cm"/>
        <style:text-properties fo:font-family="StarSymbol" style:font-charset="x-symbol" fo:color="#050505" fo:font-size="45%"/>
      </text:list-level-style-bullet>
      <text:list-level-style-bullet text:level="4" text:bullet-char="●">
        <style:list-level-properties text:space-before="4.2cm" text:min-label-width="0.6cm"/>
        <style:text-properties fo:font-family="StarSymbol" style:font-charset="x-symbol" fo:color="#050505" fo:font-size="45%"/>
      </text:list-level-style-bullet>
      <text:list-level-style-bullet text:level="5" text:bullet-char="●">
        <style:list-level-properties text:space-before="5.4cm" text:min-label-width="0.6cm"/>
        <style:text-properties fo:font-family="StarSymbol" style:font-charset="x-symbol" fo:color="#050505" fo:font-size="45%"/>
      </text:list-level-style-bullet>
      <text:list-level-style-bullet text:level="6" text:bullet-char="●">
        <style:list-level-properties text:space-before="6.6cm" text:min-label-width="0.6cm"/>
        <style:text-properties fo:font-family="StarSymbol" style:font-charset="x-symbol" fo:color="#050505" fo:font-size="45%"/>
      </text:list-level-style-bullet>
      <text:list-level-style-bullet text:level="7" text:bullet-char="●">
        <style:list-level-properties text:space-before="7.8cm" text:min-label-width="0.6cm"/>
        <style:text-properties fo:font-family="StarSymbol" style:font-charset="x-symbol" fo:color="#050505" fo:font-size="45%"/>
      </text:list-level-style-bullet>
      <text:list-level-style-bullet text:level="8" text:bullet-char="●">
        <style:list-level-properties text:space-before="9cm" text:min-label-width="0.6cm"/>
        <style:text-properties fo:font-family="StarSymbol" style:font-charset="x-symbol" fo:color="#050505" fo:font-size="45%"/>
      </text:list-level-style-bullet>
      <text:list-level-style-bullet text:level="9" text:bullet-char="●">
        <style:list-level-properties text:space-before="10.2cm" text:min-label-width="0.6cm"/>
        <style:text-properties fo:font-family="StarSymbol" style:font-charset="x-symbol" fo:color="#050505" fo:font-size="45%"/>
      </text:list-level-style-bullet>
      <text:list-level-style-bullet text:level="10" text:bullet-char="●">
        <style:list-level-properties text:space-before="11.4cm" text:min-label-width="0.6cm"/>
        <style:text-properties fo:font-family="StarSymbol" style:font-charset="x-symbol" fo:color="#050505" fo:font-size="45%"/>
      </text:list-level-style-bullet>
    </text:list-style>
    <text:list-style style:name="L6">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office:automatic-styles>
  <office:body>
    <office:presentation>
      <draw:page draw:name="page1" draw:style-name="dp1" draw:master-page-name="DNA" presentation:presentation-page-layout-name="AL1T0">
        <draw:custom-shape draw:style-name="gr1" draw:text-style-name="P1" draw:layer="layout" svg:width="8.6cm" svg:height="8.6cm" svg:x="9.8cm" svg:y="7.036cm">
          <text:p/>
          <draw:enhanced-geometry svg:viewBox="0 0 21600 21600" draw:glue-points="10800 0 3163 3163 0 10800 3163 18437 10800 21600 18437 18437 21600 10800 18437 3163" draw:text-areas="3163 3163 18437 18437" draw:extrusion="true" draw:extrusion-color="true" dr3d:shade-mode="flat" draw:extrusion-metal="false" draw:extrusion-specularity="122%" draw:extrusion-diffusion="0%" draw:extrusion-viewpoint="(3.472cm -3.472cm 25cm)" draw:extrusion-origin="0.5 -0.5" draw:extrusion-skew="50 -135" draw:extrusion-first-light-direction="(-50000 -50000 10000)" draw:extrusion-second-light-direction="(50000 0 10000)" draw:extrusion-brightness="34%" draw:extrusion-light-face="true" draw:extrusion-first-light-harsh="true" draw:extrusion-second-light-harsh="false" draw:extrusion-first-light-level="66%" draw:extrusion-second-light-level="66%" draw:extrusion-rotation-angle="20 20" draw:type="ellipse" draw:enhanced-path="U 10800 10800 10800 10800 0 360 Z N"/>
        </draw:custom-shape>
        <draw:custom-shape draw:style-name="gr2" draw:text-style-name="P1" draw:layer="layout" svg:width="22.5cm" svg:height="4cm" svg:x="4.5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2.5cm" svg:height="3.467cm" svg:x="4.5cm" svg:y="0.8cm" presentation:class="title">
          <draw:text-box>
            <text:p>Introducción a la Programación</text:p>
          </draw:text-box>
        </draw:frame>
        <draw:g>
          <draw:path presentation:style-name="pr2" draw:text-style-name="P1" draw:layer="layout" svg:width="0.588cm" svg:height="0.739cm" svg:x="10.767cm" svg:y="10.798cm" svg:viewBox="0 0 589 740" svg:d="M315 29l-114 15v648h146c78 0 136-4 172-11l34-154h36l-10 213h-579v-30l95-15v-651l-95-15v-29h315z">
            <text:p/>
          </draw:path>
          <draw:path presentation:style-name="pr2" draw:text-style-name="P1" draw:layer="layout" svg:width="0.417cm" svg:height="0.542cm" svg:x="11.468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521cm" svg:height="0.531cm" svg:x="11.954cm" svg:y="11.005cm" svg:viewBox="0 0 522 532" svg:d="M153 56c28-16 58-30 90-40 32-11 59-16 80-16 45 0 79 13 101 39 23 26 35 64 35 114v340l63 14v25h-224v-25l69-14v-330c0-31-7-55-22-72-15-18-38-26-69-26-33 0-74 5-122 15v413l70 14v25h-224v-25l62-14v-441l-62-13v-25h148z">
            <text:p/>
          </draw:path>
          <draw:path presentation:style-name="pr2" draw:text-style-name="P1" draw:layer="layout" svg:width="0.493cm" svg:height="0.822cm" svg:x="12.544cm" svg:y="10.958cm" svg:viewBox="0 0 494 823" svg:d="M431 225c0 60-18 105-53 135-36 31-87 46-154 46-30 0-58-3-84-8l-35 72c1 7 9 12 22 18 13 5 30 8 49 8h154c56 0 97 12 124 37 27 24 40 57 40 100 0 38-10 72-32 101-21 28-53 50-94 66-42 16-92 23-151 23-71 0-125-11-162-32-37-22-55-53-55-93 0-19 7-38 20-57s37-41 73-67c-21-6-39-18-53-35-15-17-22-35-22-55l87-98c-58-27-87-81-87-161 0-56 18-100 54-131s88-47 156-47c14 0 31 2 53 5 21 2 37 6 49 9l121-61 20 24-77 79c25 28 37 68 37 122zM408 650c0-21-6-37-19-49s-32-18-58-18h-201c-15 14-28 30-38 51-9 20-14 39-14 57 0 31 11 54 34 68 23 13 58 20 105 20 61 0 108-11 142-34 33-23 49-54 49-95zM225 364c40 0 68-11 85-34s25-58 25-105c0-49-8-84-26-104-17-21-45-32-83-32-39 0-67 11-85 32s-27 56-27 104c0 49 9 84 27 106 17 22 45 33 84 33z">
            <text:p/>
          </draw:path>
          <draw:path presentation:style-name="pr2" draw:text-style-name="P1" draw:layer="layout" svg:width="0.529cm" svg:height="0.528cm" svg:x="13.077cm" svg:y="11.019cm" svg:viewBox="0 0 530 529" svg:d="M158 370c0 64 29 95 88 95 45 0 88-5 128-17v-409l-79-14v-25h170v480l65 13v25h-151l-4-42c-26 15-56 27-91 38-34 10-62 15-86 15-88 0-132-50-132-152v-338l-66-14v-25h158z">
            <text:p/>
          </draw:path>
          <draw:path presentation:style-name="pr2" draw:text-style-name="P1" draw:layer="layout" svg:width="0.445cm" svg:height="0.54cm" svg:x="13.67cm" svg:y="11.007cm" svg:viewBox="0 0 446 541" svg:d="M217 0c56 0 98 12 125 35 26 23 39 58 39 106v350l65 14v25h-142l-11-52c-42 42-95 63-160 63-89 0-133-52-133-155 0-35 7-63 20-86 14-23 35-40 64-52 30-12 72-18 128-18h78v-82c0-37-7-63-20-80-13-18-33-26-60-26-37 0-70 9-101 26l-19 65h-30v-114c59-13 111-19 157-19zM290 269h-72c-49 0-83 9-100 26-18 17-26 47-26 87 0 66 26 98 78 98 25 0 47-3 65-8 18-6 37-13 55-22z">
            <text:p/>
          </draw:path>
          <draw:path presentation:style-name="pr2" draw:text-style-name="P1" draw:layer="layout" svg:width="0.248cm" svg:height="0.987cm" svg:x="14.1cm" svg:y="10.789cm" svg:viewBox="0 0 249 988" svg:d="M249 60c0 16-6 30-17 42-12 12-26 18-42 18-17 0-31-6-43-18s-17-26-17-42 5-31 17-42c12-12 26-18 43-18 16 0 30 6 42 18 11 11 17 26 17 42zM244 769c0 72-14 126-42 163s-68 56-122 56c-23 0-49-3-80-10v-110h26l15 60c12 11 27 16 46 16 21 0 38-12 49-35s16-60 16-112v-529l-78-14v-25h170z">
            <text:p/>
          </draw:path>
          <draw:path presentation:style-name="pr2" draw:text-style-name="P1" draw:layer="layout" svg:width="0.417cm" svg:height="0.542cm" svg:x="14.491cm" svg:y="11.005cm" svg:viewBox="0 0 418 543" svg:d="M99 271v10c0 51 6 90 17 118s29 50 52 65c23 14 54 22 92 22 19 0 43-2 70-5 27-4 50-7 67-11v31c-17 11-41 21-71 29-31 9-62 13-93 13-81 0-140-22-177-65s-56-113-56-209c0-90 19-158 57-202 38-45 92-67 162-67 133 0 199 75 199 226v45zM219 44c-38 0-68 16-88 46-20 31-31 77-31 137h222c0-66-9-113-25-141-17-28-43-42-78-42z">
            <text:p/>
          </draw:path>
          <draw:path presentation:style-name="pr2" draw:text-style-name="P1" draw:layer="layout" svg:width="0.643cm" svg:height="0.758cm" svg:x="15.28cm" svg:y="10.789cm" svg:viewBox="0 0 644 759" svg:d="M380 759c-119 0-213-33-280-98s-100-157-100-274c0-128 32-224 96-289 65-65 160-98 287-98 76 0 159 9 247 28l3 162h-36l-17-96c-25-16-55-28-89-37s-69-13-104-13c-94 0-163 28-207 83-43 56-65 142-65 259 0 107 23 189 68 246 46 56 112 85 198 85 42 0 82-6 119-16s67-23 88-40l21-110h35l-3 173c-81 23-168 35-261 35z">
            <text:p/>
          </draw:path>
          <draw:path presentation:style-name="pr2" draw:text-style-name="P1" draw:layer="layout" svg:width="0.524cm" svg:height="0.525cm" svg:x="16.044cm" svg:y="10.899cm" svg:viewBox="0 0 525 526" svg:d="M291 291c0 78 0 157 0 235-19 0-38 0-57 0 0-78 0-157 0-235-78 0-156 0-234 0 0-19 0-37 0-56 78 0 156 0 234 0 0-78 0-157 0-235 19 0 38 0 57 0 0 78 0 157 0 235 78 0 156 0 234 0 0 19 0 37 0 56-78 0-156 0-234 0z">
            <text:p/>
          </draw:path>
          <draw:path presentation:style-name="pr2" draw:text-style-name="P1" draw:layer="layout" svg:width="0.524cm" svg:height="0.525cm" svg:x="16.683cm" svg:y="10.899cm" svg:viewBox="0 0 525 526" svg:d="M291 291c0 78 0 157 0 235-19 0-38 0-57 0 0-78 0-157 0-235-78 0-156 0-234 0 0-19 0-37 0-56 78 0 156 0 234 0 0-78 0-157 0-235 19 0 38 0 57 0 0 78 0 157 0 235 78 0 156 0 234 0 0 19 0 37 0 56-78 0-156 0-234 0z">
            <text:p/>
          </draw:path>
        </draw:g>
        <presentation:notes draw:style-name="dp2">
          <draw:page-thumbnail draw:style-name="gr3"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draw:frame presentation:style-name="pr1" draw:layer="layout" svg:width="22.5cm" svg:height="3.467cm" svg:x="4.5cm" svg:y="0.8cm" presentation:class="title">
          <draw:text-box>
            <text:p>Concepto de Algoritmo</text:p>
          </draw:text-box>
        </draw:frame>
        <draw:frame presentation:style-name="pr4" draw:layer="layout" svg:width="22.5cm" svg:height="12.179cm" svg:x="4.5cm" svg:y="5.066cm" presentation:class="outline">
          <draw:text-box>
            <text:p text:style-name="P2"><text:span text:style-name="T1">Según la RAE:</text:span> conjunto ordenado y finito de operaciones que permite hallar la solución de un problema.</text:p>
            <text:p text:style-name="P1"><text:span text:style-name="T2">Los algoritmos, como indica su definición oficial, son una serie de pasos que permiten obtener la solución a un problema</text:span>. </text:p>
            <text:p text:style-name="P2">El lenguaje algorítmico es aquel que implementa una solución teórica a un problema, <text:span text:style-name="T3">indicando</text:span> las <text:span text:style-name="T4">operaciones</text:span> a realizar y el <text:span text:style-name="T4">orden</text:span> en el que se <text:span text:style-name="T3">deben efectuarse</text:span>.</text:p>
          </draw:text-box>
        </draw:frame>
        <presentation:notes draw:style-name="dp2">
          <draw:page-thumbnail draw:style-name="gr3"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DNA" presentation:presentation-page-layout-name="AL2T1">
        <draw:frame presentation:style-name="pr5" draw:text-style-name="P3" draw:layer="layout" svg:width="22.5cm" svg:height="3.467cm" svg:x="4.5cm" svg:y="0.8cm" presentation:class="title">
          <draw:text-box>
            <text:p text:style-name="P3"><text:span text:style-name="T5">Por ejemplo en el caso de que nos encontremos en casa con una bombilla fundida en una lámpara, ¿cuál sería un posible algoritmo?</text:span></text:p>
          </draw:text-box>
        </draw:frame>
        <draw:frame draw:style-name="gr4" draw:layer="layout" svg:width="1.609cm" svg:height="13.049cm" svg:x="5.399cm" svg:y="5.256cm">
          <draw:text-box>
            <text:p>1.</text:p>
            <text:p/>
            <text:p/>
            <text:p/>
            <text:p/>
            <text:p/>
            <text:p/>
            <text:p/>
            <text:p>2.</text:p>
            <text:p/>
            <text:p/>
            <text:p/>
            <text:p/>
            <text:p/>
            <text:p/>
            <text:p/>
            <text:p/>
            <text:p>3.</text:p>
          </draw:text-box>
        </draw:frame>
        <presentation:notes draw:style-name="dp2">
          <draw:page-thumbnail draw:style-name="gr3"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draw:frame draw:style-name="gr4" draw:text-style-name="P5" draw:layer="layout" svg:width="20.559cm" svg:height="2.618cm" draw:transform="skewX (4.79351351102236E-017) rotate (0.76654860747591) translate (7.545cm 18.063cm)">
          <draw:text-box>
            <text:p text:style-name="P5"><text:span text:style-name="T2">Posible solución</text:span></text:p>
          </draw:text-box>
        </draw:frame>
        <draw:frame presentation:style-name="pr5" draw:text-style-name="P3" draw:layer="layout" svg:width="22.5cm" svg:height="3.467cm" svg:x="4.5cm" svg:y="0.8cm" presentation:class="title">
          <draw:text-box>
            <text:p text:style-name="P3"><text:span text:style-name="T5">Por ejemplo en el caso de que nos encontremos en casa con una bombilla fundida en una lámpara, un posible algoritmo sería:</text:span></text:p>
          </draw:text-box>
        </draw:frame>
        <draw:frame presentation:style-name="pr7" draw:layer="layout" svg:width="22.5cm" svg:height="12.179cm" svg:x="4.5cm" svg:y="5.066cm" presentation:class="outline">
          <draw:text-box>
            <text:list text:style-name="L4">
              <text:list-header>
                <text:p text:style-name="P2"/>
              </text:list-header>
              <text:list-item>
                <text:p text:style-name="P2">Comprobar si hay bombillas de repuesto.</text:p>
                <text:p text:style-name="P2"/>
              </text:list-item>
              <text:list-item>
                <text:p text:style-name="P2">En el caso de que las haya, sustituir la bombilla anterior por la nueva.</text:p>
                <text:p text:style-name="P2"/>
              </text:list-item>
              <text:list-item>
                <text:p text:style-name="P2">Si no hay bombillas de repuesto, bajar a comprar una nueva a la tienda y sustituir la vieja por la nueva.</text:p>
              </text:list-item>
            </text:list>
          </draw:text-box>
        </draw:frame>
        <presentation:notes draw:style-name="dp2">
          <draw:page-thumbnail draw:style-name="gr3"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DNA" presentation:presentation-page-layout-name="AL3T32">
        <draw:frame presentation:style-name="pr8" draw:layer="layout" svg:width="22.5cm" svg:height="16.075cm" svg:x="4.5cm" svg:y="0.8cm" presentation:class="subtitle">
          <draw:text-box>
            <text:p>Los algoritmos son la base de la programación de ordenadores, ya que los programas de ordenador se puede entender como algoritmos escritos en un código especial entendible por un ordenador.</text:p>
            <text:p/>
            <text:p>Lo malo del diseño de algoritmos está en que no podemos escribir lo que deseemos, el lenguaje ha utilizar no debe dejar posibilidad de duda, debe recoger todas las posibilidades.</text:p>
          </draw:text-box>
        </draw:frame>
        <presentation:notes draw:style-name="dp2">
          <draw:page-thumbnail draw:style-name="gr3"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DNA" presentation:presentation-page-layout-name="AL4T16">
        <draw:frame presentation:style-name="pr9" draw:text-style-name="P3" draw:layer="layout" svg:width="22.5cm" svg:height="3.467cm" svg:x="4.5cm" svg:y="0.8cm" presentation:class="title">
          <draw:text-box>
            <text:p text:style-name="P3"><text:span text:style-name="T5">Por lo que los tres pasos anteriores pueden ser mucho más largos:</text:span></text:p>
          </draw:text-box>
        </draw:frame>
        <draw:frame presentation:style-name="pr10" draw:text-style-name="P6" draw:layer="layout" svg:width="10.993cm" svg:height="8.335cm" svg:x="4.63cm" svg:y="7.857cm" presentation:class="outline" presentation:user-transformed="true">
          <draw:text-box>
            <text:p text:style-name="P6"><text:span text:style-name="T6">Si hay bombillas:</text:span></text:p>
            <text:p text:style-name="P6"><text:span text:style-name="T6">2.1 Coger la bombilla</text:span></text:p>
            <text:p text:style-name="P6"><text:span text:style-name="T6">2.2 Coger una silla</text:span></text:p>
            <text:p text:style-name="P6"><text:span text:style-name="T6">2.3 Subirse a la silla</text:span></text:p>
            <text:p text:style-name="P6"><text:span text:style-name="T6">2.4 Poner la bombilla en la lámpara</text:span></text:p>
          </draw:text-box>
        </draw:frame>
        <draw:frame presentation:style-name="pr11" draw:text-style-name="P7" draw:layer="layout" svg:width="11.472cm" svg:height="8.268cm" svg:x="15.631cm" svg:y="7.888cm" presentation:class="outline" presentation:user-transformed="true">
          <draw:text-box>
            <text:p text:style-name="P7"><text:span text:style-name="T7">Si no hay bombillas</text:span></text:p>
            <text:p text:style-name="P7"><text:span text:style-name="T7">2.1 Abrir la puerta</text:span></text:p>
            <text:p text:style-name="P7"><text:span text:style-name="T7">2.2 Bajar las escaleras....</text:span></text:p>
          </draw:text-box>
        </draw:frame>
        <draw:frame presentation:style-name="pr12" draw:text-style-name="P8" draw:layer="layout" svg:width="22.476cm" svg:height="4.161cm" svg:x="4.63cm" svg:y="3.775cm" presentation:class="outline" presentation:user-transformed="true">
          <draw:text-box>
            <text:p text:style-name="P8"><text:span text:style-name="T7">Comprobar si hay bombillas de repuesto</text:span></text:p>
            <text:p text:style-name="P8"><text:span text:style-name="T7"><text:s text:c="31"/></text:span><text:span text:style-name="T7">1. Abrir el cajón de las bombillas</text:span></text:p>
            <text:p text:style-name="P8"><text:span text:style-name="T7"><text:s text:c="31"/></text:span><text:span text:style-name="T7">2. Observar si hay bombillas</text:span></text:p>
          </draw:text-box>
        </draw:frame>
        <draw:frame draw:style-name="gr4" draw:layer="layout" svg:width="22.668cm" svg:height="2.791cm" svg:x="4.63cm" svg:y="16.192cm">
          <draw:text-box>
            <text:p text:style-name="P2"><text:span text:style-name="T8">Cómo se observa en un algoritmo las instrucciones pueden ser más largas de lo que parecen, por lo que hay que determinar qué instrucciones se pueden utilizar y qué instrucciones no se pueden utilizar. En el caso de los algoritmos preparados para el ordenador, se pueden utilizar sólo instrucciones muy concretas.</text:span></text:p>
          </draw:text-box>
        </draw:frame>
        <presentation:notes draw:style-name="dp2">
          <draw:page-thumbnail draw:style-name="gr3"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DNA" presentation:presentation-page-layout-name="AL2T1">
        <draw:frame presentation:style-name="pr13" draw:layer="layout" svg:width="22.5cm" svg:height="3.467cm" svg:x="4.5cm" svg:y="1.52cm" presentation:class="title" presentation:user-transformed="true">
          <draw:text-box>
            <text:p>Características de los Algoritmos<text:line-break/></text:p>
          </draw:text-box>
        </draw:frame>
        <draw:frame presentation:style-name="pr14" draw:text-style-name="P9" draw:layer="layout" svg:width="22.5cm" svg:height="12.179cm" svg:x="4.5cm" svg:y="5.066cm" presentation:class="outline" presentation:user-transformed="true">
          <draw:text-box>
            <text:list text:style-name="L5">
              <text:list-item>
                <text:p text:style-name="P9"><text:span text:style-name="T9">Un algoritmo debe resolver el problema para el que fue formulado.</text:span></text:p>
              </text:list-item>
              <text:list-item>
                <text:p text:style-name="P9"><text:span text:style-name="T9">Los algoritmos son independientes del ordenador.</text:span></text:p>
              </text:list-item>
              <text:list-item>
                <text:p text:style-name="P9"><text:span text:style-name="T9">Los algoritmos deben de ser precisos.</text:span></text:p>
              </text:list-item>
              <text:list-item>
                <text:p text:style-name="P9"><text:span text:style-name="T9">Los algoritmos deben de ser finitos.</text:span></text:p>
              </text:list-item>
              <text:list-item>
                <text:p text:style-name="P9"><text:span text:style-name="T9">Los algoritmos deben de poder repetirse.</text:span></text:p>
              </text:list-item>
            </text:list>
            <text:list text:style-name="L6">
              <text:list-header>
                <text:p text:style-name="P9"><text:span text:style-name="T9"/></text:p>
              </text:list-header>
            </text:list>
          </draw:text-box>
        </draw:frame>
        <presentation:notes draw:style-name="dp2">
          <draw:page-thumbnail draw:style-name="gr3"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DNA" presentation:presentation-page-layout-name="AL2T1">
        <draw:frame presentation:style-name="pr15" draw:text-style-name="P9" draw:layer="layout" svg:width="22.5cm" svg:height="3.467cm" svg:x="4.5cm" svg:y="1.484cm" presentation:class="title" presentation:user-transformed="true">
          <draw:text-box>
            <text:list text:style-name="L1">
              <text:list-header>
                <text:p text:style-name="P9"><text:span text:style-name="T9">Elementos que Conforman un Algoritmo</text:span></text:p>
              </text:list-header>
            </text:list>
          </draw:text-box>
        </draw:frame>
        <draw:frame presentation:style-name="pr16" draw:layer="layout" svg:width="22.5cm" svg:height="12.179cm" svg:x="4.5cm" svg:y="5.066cm" presentation:class="outline" presentation:user-transformed="true">
          <draw:text-box>
            <text:list text:style-name="L2">
              <text:list-header>
                <text:p><text:span text:style-name="T10">Entrada:</text:span> Los datos iniciales que posee el algoritmo antes de ejecutarse.</text:p>
                <text:p><text:span text:style-name="T10"/></text:p>
                <text:p><text:span text:style-name="T10">Proceso:</text:span> Acciones que lleva a cabo el algoritmo.</text:p>
                <text:p><text:span text:style-name="T10"/></text:p>
                <text:p><text:span text:style-name="T10">Salida:</text:span> Datos que obtiene finalmente el algoritmo.</text:p>
                <text:p/>
              </text:list-header>
            </text:list>
          </draw:text-box>
        </draw:frame>
        <presentation:notes draw:style-name="dp2">
          <draw:page-thumbnail draw:style-name="gr3"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DNA" presentation:presentation-page-layout-name="AL1T0">
        <draw:frame presentation:style-name="pr1" draw:layer="layout" svg:width="22.5cm" svg:height="3.467cm" svg:x="4.5cm" svg:y="0.8cm" presentation:class="title">
          <draw:text-box>
            <text:p>¿Qué es un Programa?</text:p>
          </draw:text-box>
        </draw:frame>
        <draw:frame presentation:style-name="pr17" draw:text-style-name="P10" draw:layer="layout" svg:width="22.5cm" svg:height="12.179cm" svg:x="4.5cm" svg:y="5.066cm" presentation:class="subtitle">
          <draw:text-box>
            <text:p text:style-name="P10"><text:span text:style-name="T2">Conjunto de instrucciones ejecutables por un ordenador</text:span></text:p>
          </draw:text-box>
        </draw:frame>
        <presentation:notes draw:style-name="dp2">
          <draw:page-thumbnail draw:style-name="gr3"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DNA" presentation:presentation-page-layout-name="AL2T1">
        <draw:frame presentation:style-name="pr9" draw:layer="layout" svg:width="22.5cm" svg:height="3.467cm" svg:x="4.5cm" svg:y="0.8cm" presentation:class="title">
          <draw:text-box>
            <text:p>¿Qué es un Lenguaje de Programación?</text:p>
          </draw:text-box>
        </draw:frame>
        <draw:frame presentation:style-name="pr4" draw:layer="layout" svg:width="22.5cm" svg:height="12.179cm" svg:x="4.5cm" svg:y="5.066cm" presentation:class="outline">
          <draw:text-box>
            <text:list text:style-name="L2">
              <text:list-header>
                <text:p text:style-name="P2">Las instrucciones que hemos mencionado anteriormente necesitamos escribirlas en un lenguaje de programación.</text:p>
                <text:p text:style-name="P2">En principio el lenguaje de programación que se utilizaba era el llamado lenguaje máquina (0 y 1). Pero como podéis imaginar este tipo de lenguaje era muy complejo para las personas. </text:p>
                <text:p text:style-name="P2">Los lenguajes de programación fueron evolucionando <text:s/>a la vez que las aplicaciones que se requerían eran más complejas. <text:span text:style-name="T2">Ensamblador</text:span><text:span text:style-name="T11"> (2 generación de lenguajes 2GL) era una traducción del lenguaje máquina a un lenguaje algo más textual. </text:span><text:span text:style-name="T2">Lenguajes de alto nivel </text:span><text:span text:style-name="T11">(3GL) es lenguaje utilizado en la actualidad. Es más parecido al lenguaje natural, salvando las distancias, y reduce mucho las lineas de código. Pero necesita de un software adicional para traducir este lenguaje al lenguaje máquina. </text:span><text:span text:style-name="T2">4GL</text:span><text:span text:style-name="T11"> son los lenguajes que se programan sin escribir casi código. </text:span><text:span text:style-name="T2">Lenguajes Orientados a Objetos</text:span><text:span text:style-name="T11"> son también considerados lenguajes de 4G.</text:span></text:p>
              </text:list-header>
            </text:list>
          </draw:text-box>
        </draw:frame>
        <presentation:notes draw:style-name="dp2">
          <draw:page-thumbnail draw:style-name="gr3"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DNA" presentation:presentation-page-layout-name="AL2T1">
        <draw:frame presentation:style-name="pr9" draw:layer="layout" svg:width="22.5cm" svg:height="3.467cm" svg:x="4.5cm" svg:y="0.8cm" presentation:class="title">
          <draw:text-box>
            <text:p>Interpretes y Compiladores</text:p>
          </draw:text-box>
        </draw:frame>
        <draw:frame presentation:style-name="pr4" draw:layer="layout" svg:width="22.5cm" svg:height="12.179cm" svg:x="4.5cm" svg:y="5.066cm" presentation:class="outline">
          <draw:text-box>
            <text:list text:style-name="L2">
              <text:list-header>
                <text:p text:style-name="P2">Como hemos dicho anteriormente a partir de los lenguajes de 3G necesitamos un software especial para convertir el programa al lenguaje máquina. </text:p>
                <text:p text:style-name="P2">Hay dos tipos: Los <text:span text:style-name="T2">Interpretes</text:span> y lo <text:span text:style-name="T2">Compiladores</text:span>.</text:p>
                <text:p text:style-name="P2">Todo ello dependerá del lenguaje que utilicemos.</text:p>
              </text:list-header>
            </text:list>
          </draw:text-box>
        </draw:frame>
        <presentation:notes draw:style-name="dp2">
          <draw:page-thumbnail draw:style-name="gr3"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DNA" presentation:presentation-page-layout-name="AL5T3">
        <draw:frame presentation:style-name="pr18" draw:layer="layout" svg:width="10.979cm" svg:height="16.065cm" svg:x="4.5cm" svg:y="1.18cm" presentation:class="outline" presentation:user-transformed="true">
          <draw:text-box>
            <text:list text:style-name="L2">
              <text:list-header>
                <text:p><text:span text:style-name="T12">Interprete:</text:span></text:p>
                <text:p text:style-name="P2"><text:span text:style-name="T13">En el caso de los intérpretes se convierte cada línea a código máquina y se ejecuta ese código máquina antes de convertir la siguiente línea. De esa forma si las dos primeras líneas son correctas y la tercera tiene un fallo de sintaxis, veríamos el resultado de las dos primeras líneas y al llegar a la tercera se nos notificaría el fallo y finalizaría la ejecución.</text:span></text:p>
                <text:p text:style-name="P2"><text:span text:style-name="T13">Los lenguajes integrados en páginas web son interpretados, la razón es que como la descarga de Internet es lenta, es mejor que las instrucciones se vayan traduciendo según van llegando en lugar de cargar todas en el ordenador.</text:span></text:p>
                <text:p text:style-name="P2"><text:span text:style-name="T13">Ejemplos: JavaScript, BASIC</text:span></text:p>
              </text:list-header>
            </text:list>
          </draw:text-box>
        </draw:frame>
        <draw:frame presentation:style-name="pr18" draw:layer="layout" svg:width="10.979cm" svg:height="18.27cm" svg:x="16.029cm" svg:y="1.251cm" presentation:class="outline" presentation:user-transformed="true">
          <draw:text-box>
            <text:list text:style-name="L2">
              <text:list-header>
                <text:p text:style-name="P11"><text:span text:style-name="T14">Compiladores:</text:span></text:p>
                <text:p text:style-name="P12"><text:span text:style-name="T15">La diferencia con los intérpretes reside en que se analizan todas las líneas antes de empezar la traducción. Una vez que ha analizado todas las líneas las traduce al lenguaje máquina creando un fichero ejecutable.</text:span></text:p>
                <text:p text:style-name="P12"><text:span text:style-name="T16">Ventajas:</text:span></text:p>
                <text:p text:style-name="P12"><text:span text:style-name="T15">Se detectan los errores antes de ejecutar el programa.</text:span></text:p>
                <text:p text:style-name="P12"><text:span text:style-name="T15">El código máquina generado es más rápido.</text:span></text:p>
                <text:p text:style-name="P12"><text:span text:style-name="T15">Es más fácil depurar el código.</text:span></text:p>
                <text:p text:style-name="P12"><text:span text:style-name="T16">Desventajas</text:span><text:span text:style-name="T17">:</text:span></text:p>
                <text:p text:style-name="P12"><text:span text:style-name="T15">El proceso de compilación puede ser lento.</text:span></text:p>
                <text:p text:style-name="P12"><text:span text:style-name="T15">No es útil para ejecutar programas desde Internet </text:span></text:p>
                <text:p text:style-name="P12"><text:span text:style-name="T15">Ejemplos: C, C++, JAVA (semi-interpretado) y la mayoría</text:span></text:p>
              </text:list-header>
            </text:list>
          </draw:text-box>
        </draw:frame>
        <presentation:notes draw:style-name="dp2">
          <draw:page-thumbnail draw:style-name="gr3"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ohit Hindi" svg:font-family="'Lohit Hindi'" style:font-pitch="variable"/>
    <style:font-face style:name="WenQuanYi Zen Hei1"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style:font-face style:name="WenQuanYi Zen Hei" svg:font-family="'WenQuanYi Zen Hei'"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2"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ES" style:letter-kerning="true" style:font-name-asian="Lohit Hindi" style:font-family-asian="'Lohit Hind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Hindi" style:font-family-asian="'Lohit Hindi'" style:font-pitch-asian="variable" style:font-size-asian="18pt" style:font-weight-asian="bold" style:font-weight-complex="bold"/>
    </style:style>
    <style:style style:name="Encabezado_20_2" style:display-name="Encabezado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ohit Hindi" style:font-family-asian="'Lohit Hindi'" style:font-pitch-asian="variable" style:font-size-asian="16pt" style:font-weight-asian="bold" style:font-weight-complex="bold"/>
    </style:style>
    <style:style style:name="Encabezado_20_3" style:display-name="Encabezado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Lohit Hindi" style:font-family-asian="'Lohit Hindi'" style:font-pitch-asian="variable" style:font-size-asian="14pt" style:font-weight-asian="bold" style:font-weight-complex="bold"/>
    </style:style>
    <style:style style:name="Cita" style:family="graphic">
      <style:paragraph-properties fo:margin-left="1.764cm" fo:margin-right="1.764cm" fo:margin-top="0cm" fo:margin-bottom="0.88cm" fo:text-indent="0cm" style:text-autospace="none"/>
    </style:style>
    <style:style style:name="Índice" style:family="graphic">
      <style:paragraph-properties style:text-autospace="none"/>
      <style:text-properties style:font-name-asian="Lohit Hindi1" style:font-family-asian="'Lohit Hindi'"/>
    </style:style>
    <style:style style:name="Pie" style:family="graphic">
      <style:paragraph-properties fo:margin-top="0.374cm" fo:margin-bottom="0.374cm" style:text-autospace="none"/>
      <style:text-properties fo:font-style="italic" style:font-name-asian="Lohit Hindi1" style:font-family-asian="'Lohit Hindi'" style:font-size-asian="12pt" style:font-style-asian="italic" style:font-style-complex="italic"/>
    </style:style>
    <style:style style:name="Lista" style:family="graphic">
      <style:paragraph-properties fo:margin-top="0cm" fo:margin-bottom="0.436cm" fo:line-height="120%" style:text-autospace="none"/>
      <style:text-properties style:font-name-asian="Lohit Hindi1" style:font-family-asian="'Lohit Hindi'"/>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2"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2"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2"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2"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style:font-name="Liberation Sans1" fo:font-size="14pt" style:font-size-asian="14pt"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úmero&gt;</text:page-number></text:p>
          </draw:text-box>
        </draw:frame>
      </presentation:notes>
    </style:master-page>
    <style:master-page style:name="DNA"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1"><presentation:date-time/></text:span></text:p>
        </draw:text-box>
      </draw:frame>
      <draw:frame presentation:style-name="Mpr4" draw:text-style-name="MP3" draw:layer="backgroundobjects" svg:width="8.875cm" svg:height="1.447cm" svg:x="11.075cm" svg:y="19.129cm" presentation:class="footer">
        <draw:text-box>
          <text:p text:style-name="MP2"><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úme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2"><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2"><presentation:footer/></text:span></text:p>
          </draw:text-box>
        </draw:frame>
        <draw:frame presentation:style-name="Mpr6" draw:text-style-name="MP2" draw:layer="backgroundobjects" svg:width="9.113cm" svg:height="1.484cm" svg:x="11.886cm" svg:y="28.215cm" presentation:class="page-number">
          <draw:text-box>
            <text:p text:style-name="MP2"><text:span text:style-name="M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onzalo </meta:initial-creator>
    <meta:creation-date>2016-09-12T17:52:59.572400873</meta:creation-date>
    <dc:date>2016-09-12T21:40:40.852839424</dc:date>
    <dc:creator>gonzalo </dc:creator>
    <meta:editing-duration>PT3H15M27S</meta:editing-duration>
    <meta:editing-cycles>3</meta:editing-cycles>
    <meta:generator>LibreOffice/4.2.0.4$Linux_x86 LibreOffice_project/05dceb5d363845f2cf968344d7adab8dcfb2ba71</meta:generator>
    <meta:document-statistic meta:object-count="97"/>
  </office:meta>
</office:document-meta>
</file>